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8.919cm" fo:min-width="13.876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589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left" draw:textarea-vertical-align="top" draw:auto-grow-height="false" fo:min-height="1.68cm" fo:min-width="3.589cm" fo:padding-top="0.176cm" fo:padding-bottom="0.176cm" fo:padding-left="0.301cm" fo:padding-right="0.301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f860d" draw:textarea-horizontal-align="left" draw:textarea-vertical-align="top" draw:auto-grow-height="false" fo:min-height="3.077cm" fo:min-width="5.431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left" draw:textarea-vertical-align="top" draw:auto-grow-height="false" fo:min-height="2.569cm" fo:min-width="2.319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509cm" draw:marker-end-width="0.509cm" draw:fill="solid" draw:fill-color="#e8a202" draw:textarea-horizontal-align="left" draw:textarea-vertical-align="top" draw:auto-grow-height="false" fo:min-height="1.449cm" fo:min-width="3.526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77cm" fo:min-width="2.006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918cm" fo:min-width="5.494cm" fo:padding-top="0.176cm" fo:padding-bottom="0.176cm" fo:padding-left="0.301cm" fo:padding-right="0.301cm"/>
      <style:paragraph-properties style:writing-mode="lr-tb"/>
    </style:style>
    <style:style style:name="gr10" style:family="graphic" style:parent-style-name="objectwithoutfill">
      <style:graphic-properties svg:stroke-width="0.081cm" draw:marker-start="Arrowheads_20_3" draw:marker-start-width="0.3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textarea-horizontal-align="justify" draw:textarea-vertical-align="middle" draw:auto-grow-height="false" fo:min-height="0.564cm" fo:min-width="3.616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="Arrowheads_20_3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solid" draw:fill-color="#ff860d"/>
      <style:paragraph-properties fo:text-align="center" style:writing-mode="lr-tb"/>
    </style:style>
    <style:style style:name="P6" style:family="paragraph">
      <loext:graphic-properties draw:fill="solid" draw:fill-color="#e8a202"/>
      <style:paragraph-properties fo:text-align="center" style:writing-mode="lr-tb"/>
    </style:style>
    <style:style style:name="P7" style:family="paragraph">
      <loext:graphic-properties draw:fill="solid" draw:fill-color="#65c295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78cm" svg:height="9.271cm" svg:x="1.635cm" svg:y="8.112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91cm" svg:height="1.905cm" svg:x="11.16cm" svg:y="12.176cm">
          <text:p text:style-name="P1">Key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191cm" svg:height="2.032cm" svg:x="11.16cm" svg:y="9.001cm">
          <text:p text:style-name="P1">Currenc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3.255cm" svg:y1="11.033cm" svg:x2="13.255cm" svg:y2="12.176cm" draw:start-shape="id1" draw:start-glue-point="2" draw:end-shape="id2" draw:end-glue-point="0" svg:d="M13255 11033v1143" svg:viewBox="0 0 1 1144">
          <text:p text:style-name="P3">Decode <text:s text:c="15"/></text:p>
        </draw:connector>
        <draw:custom-shape draw:style-name="gr5" draw:text-style-name="P5" xml:id="id4" draw:id="id4" draw:layer="layout" svg:width="6.033cm" svg:height="3.429cm" svg:x="2.206cm" svg:y="11.414cm">
          <text:p text:style-name="P1">Inventory Syste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2.921cm" svg:x="23.479cm" svg:y="8.74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28cm" svg:height="1.801cm" svg:x="3.349cm" svg:y="12.684cm">
          <text:p text:style-name="P1"><text:s text:c="2"/>Gold</text:p>
          <text:p text:style-name="P1"><text:s text:c="2"/>Depository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3.684cm" svg:height="1.311cm" draw:transform="skewX (-0.0232128790515246) rotate (-0.0233874119767237) translate (11.414cm 15.478cm)"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6.096cm" svg:height="1.27cm" svg:x="2.143cm" svg:y="9.382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svg:x1="13.255cm" svg:y1="14.081cm" svg:x2="13.255cm" svg:y2="15.52cm" draw:start-shape="id2" draw:start-glue-point="2" draw:end-shape="id3" draw:end-glue-point="4" svg:d="M13255 14081v1439" svg:viewBox="0 0 1 1440">
          <text:p text:style-name="P3"><text:s text:c="11"/>Find <text:s text:c="3"/>Key <text:s text:c="10"/></text:p>
        </draw:connector>
        <draw:connector draw:style-name="gr4" draw:text-style-name="P4" draw:layer="layout" draw:type="curve" svg:x1="11.16cm" svg:y1="13.128cm" svg:x2="8.239cm" svg:y2="13.128cm" draw:start-shape="id2" draw:start-glue-point="3" draw:end-shape="id4" draw:end-glue-point="1" svg:d="M11160 13128h-2921" svg:viewBox="0 0 2922 1">
          <text:p text:style-name="P3"/>
          <text:p text:style-name="P3"/>
          <text:p text:style-name="P3">Verify</text:p>
        </draw:connector>
        <draw:connector draw:style-name="gr4" draw:text-style-name="P4" draw:layer="layout" draw:type="curve" svg:x1="11.16cm" svg:y1="13.128cm" svg:x2="8.239cm" svg:y2="10.017cm" draw:start-shape="id2" draw:start-glue-point="3" draw:end-shape="id5" draw:end-glue-point="1" svg:d="M11160 13128c-2191 0-731-3111-2921-3111" svg:viewBox="0 0 2922 3112">
          <text:p text:style-name="P3"/>
          <text:p text:style-name="P3"/>
          <text:p text:style-name="P3">Add</text:p>
          <text:p text:style-name="P3">Entry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draw:connector>
        <draw:custom-shape draw:style-name="gr11" draw:text-style-name="P1" draw:layer="layout" svg:width="4.318cm" svg:height="1.016cm" svg:x="17.383cm" svg:y="8.747cm">
          <text:p text:style-name="P1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6.183cm" svg:height="0.962cm" svg:x="3.667cm" svg:y="15.732cm">
          <draw:text-box>
            <text:p>GOLDDIGR System</text:p>
          </draw:text-box>
        </draw:frame>
        <draw:frame draw:style-name="gr13" draw:text-style-name="P8" draw:layer="layout" svg:width="3.249cm" svg:height="0.962cm" svg:x="23.225cm" svg:y="7.477cm">
          <draw:text-box>
            <text:p>Customer</text:p>
          </draw:text-box>
        </draw:frame>
        <draw:custom-shape draw:style-name="gr11" draw:text-style-name="P1" draw:layer="layout" svg:width="4.318cm" svg:height="1.016cm" svg:x="17.383cm" svg:y="10.271cm">
          <text:p text:style-name="P1">Resu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9" draw:layer="layout" svg:x1="21.701cm" svg:y1="11.033cm" svg:x2="23.479cm" svg:y2="11.033cm">
          <text:p/>
        </draw:line>
        <draw:line draw:style-name="gr14" draw:text-style-name="P9" draw:layer="layout" svg:x1="15.224cm" svg:y1="10.652cm" svg:x2="17.51cm" svg:y2="10.652cm">
          <text:p/>
        </draw:line>
        <draw:line draw:style-name="gr15" draw:text-style-name="P9" draw:layer="layout" svg:x1="21.574cm" svg:y1="9.255cm" svg:x2="23.606cm" svg:y2="9.255cm">
          <text:p/>
        </draw:line>
        <draw:line draw:style-name="gr15" draw:text-style-name="P9" draw:layer="layout" svg:x1="15.351cm" svg:y1="9.255cm" svg:x2="17.383cm" svg:y2="9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5-10T15:43:02.822106079</dc:date>
    <meta:editing-duration>PT1H29M23S</meta:editing-duration>
    <meta:editing-cycles>32</meta:editing-cycles>
    <meta:generator>LibreOffice/7.3.7.2$Linux_X86_64 LibreOffice_project/30$Build-2</meta:generator>
    <meta:document-statistic meta:object-count="20"/>
  </office:meta>
</office:document-meta>
</file>